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2.55cm" fo:min-width="1.7cm"/>
    </style:style>
    <style:style style:name="gr2" style:family="graphic" style:parent-style-name="standard">
      <style:graphic-properties draw:fill-color="#7da7d8" draw:textarea-horizontal-align="justify" draw:textarea-vertical-align="middle" draw:auto-grow-height="false" fo:min-height="2.55cm" fo:min-width="3.9cm"/>
    </style:style>
    <style:style style:name="gr3" style:family="graphic" style:parent-style-name="standard">
      <style:graphic-properties draw:fill-color="#f79448" draw:textarea-horizontal-align="justify" draw:textarea-vertical-align="middle" draw:auto-grow-height="false" fo:min-height="2.55cm" fo:min-width="3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2.55cm" fo:min-width="3.9cm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gr7" style:family="graphic" style:parent-style-name="standard">
      <style:graphic-properties draw:fill-color="#7da7d8" draw:textarea-horizontal-align="justify" draw:textarea-vertical-align="middle" draw:auto-grow-height="false" fo:min-height="0.65cm" fo:min-width="6cm"/>
    </style:style>
    <style:style style:name="gr8" style:family="graphic" style:parent-style-name="standard">
      <style:graphic-properties draw:fill-color="#f37b70" draw:textarea-horizontal-align="justify" draw:textarea-vertical-align="middle" draw:auto-grow-height="false" fo:min-height="0.55cm" fo:min-width="6cm"/>
    </style:style>
    <style:style style:name="gr9" style:family="graphic" style:parent-style-name="standard">
      <style:graphic-properties draw:fill-color="#f79448" draw:textarea-horizontal-align="justify" draw:textarea-vertical-align="middle" draw:auto-grow-height="false" fo:min-height="0.65cm" fo:min-width="6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-color="#7da7d8"/>
      <style:paragraph-properties fo:text-align="center"/>
    </style:style>
    <style:style style:name="P4" style:family="paragraph">
      <loext:graphic-properties draw:fill-color="#f79448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37b70"/>
      <style:paragraph-properties fo:text-align="center"/>
    </style:style>
    <style:style style:name="P7" style:family="paragraph">
      <style:text-properties fo:font-size="22pt" fo:font-style="italic" fo:font-weight="bold"/>
    </style:style>
    <style:style style:name="P8" style:family="paragraph">
      <loext:graphic-properties draw:fill="none" draw:fill-color="#ffffff"/>
      <style:text-properties fo:font-size="22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2.2cm" svg:height="2.8cm" svg:x="9.4cm" svg:y="4.2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4cm" svg:height="2.8cm" svg:x="3.5cm" svg:y="7.9cm">
          <text:p text:style-name="P1">Acompanhar</text:p>
          <text:p text:style-name="P1">Solicitação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4cm" svg:height="2.8cm" svg:x="13.1cm" svg:y="7.9cm">
          <text:p text:style-name="P1">Relatório</text:p>
          <text:p text:style-name="P1">de Refeições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9.4cm" svg:y1="5.6cm" svg:x2="5.7cm" svg:y2="7.9cm" draw:start-shape="id1" draw:start-glue-point="3" draw:end-shape="id2" draw:end-glue-point="0" svg:d="M9400 5600h-3700v2300" svg:viewBox="0 0 3701 2301">
          <text:p/>
        </draw:connector>
        <draw:connector draw:style-name="gr4" draw:text-style-name="P5" draw:layer="layout" svg:x1="11.6cm" svg:y1="5.6cm" svg:x2="15.3cm" svg:y2="7.9cm" draw:start-shape="id1" draw:start-glue-point="1" draw:end-shape="id3" draw:end-glue-point="0" svg:d="M11600 5600h3700v2300" svg:viewBox="0 0 3701 2301">
          <text:p/>
        </draw:connector>
        <draw:custom-shape draw:style-name="gr5" draw:text-style-name="P6" xml:id="id4" draw:id="id4" draw:layer="layout" svg:width="4.4cm" svg:height="2.8cm" svg:x="8.3cm" svg:y="7.9cm">
          <text:p text:style-name="P1">Lista de</text:p>
          <text:p text:style-name="P1">alunos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5cm" svg:y1="7cm" svg:x2="10.5cm" svg:y2="7.9cm" draw:start-shape="id1" draw:end-shape="id4" draw:end-glue-point="0" svg:d="M10500 7000v900" svg:viewBox="0 0 1 901">
          <text:p/>
        </draw:connector>
        <draw:custom-shape draw:style-name="gr2" draw:text-style-name="P3" xml:id="id5" draw:id="id5" draw:layer="layout" svg:width="4.4cm" svg:height="2.8cm" svg:x="3.5cm" svg:y="11.7cm">
          <text:p text:style-name="P1">Solicitar <text:line-break/>refeição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7cm" svg:y1="10.7cm" svg:x2="5.7cm" svg:y2="11.7cm" draw:start-shape="id2" draw:start-glue-point="2" draw:end-shape="id5" draw:end-glue-point="0" svg:d="M5700 10700v1000" svg:viewBox="0 0 1 1001">
          <text:p/>
        </draw:connector>
        <draw:frame draw:style-name="gr6" draw:text-style-name="P8" draw:layer="layout" svg:width="8.7cm" svg:height="1.6cm" svg:x="3.2cm" svg:y="2cm">
          <draw:text-box>
            <text:p text:style-name="P7">FLUXO DE TELAS</text:p>
          </draw:text-box>
        </draw:frame>
        <draw:custom-shape draw:style-name="gr7" draw:text-style-name="P3" draw:layer="layout" svg:width="6.5cm" svg:height="0.9cm" svg:x="13.1cm" svg:y="1.3cm">
          <text:p text:style-name="P1">Telas do Prof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6.5cm" svg:height="0.8cm" svg:x="13.1cm" svg:y="2.5cm">
          <text:p text:style-name="P1">Telas do Refeitório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5cm" svg:height="0.9cm" svg:x="13.1cm" svg:y="3.5cm">
          <text:p text:style-name="P1">Telas do Gest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leimar de Souza Oliveira</meta:initial-creator>
    <meta:creation-date>2019-09-04T20:01:35.590372014</meta:creation-date>
    <dc:date>2019-09-04T20:13:23.432319569</dc:date>
    <dc:creator>Isleimar de Souza Oliveira</dc:creator>
    <meta:editing-duration>PT1M7S</meta:editing-duration>
    <meta:editing-cycles>1</meta:editing-cycles>
    <meta:generator>LibreOffice/6.0.7.3$Linux_X86_64 LibreOffice_project/00m0$Build-3</meta:generator>
    <meta:document-statistic meta:object-count="13"/>
  </office:meta>
</office:document-meta>
</file>